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6a006a" fo:font-size="11pt" fo:language="en" fo:country="none" fo:font-weight="bold" style:font-size-asian="11pt" style:font-weight-asian="bold" style:font-size-complex="11pt" style:font-weight-complex="bold"/>
    </style:style>
    <style:style style:name="P2" style:family="paragraph" style:parent-style-name="Standard" style:list-style-name="" style:master-page-name="Standard">
      <style:paragraph-properties fo:margin-top="0in" fo:margin-bottom="0.139in" fo:line-height="115%" style:page-number="auto"/>
      <style:text-properties fo:color="#6a006a" fo:font-size="11pt" fo:language="en" fo:country="none"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P1 - wvell vwell wvelvlw...</text:p>
      <text:p text:style-name="P1">GLO8ES.</text:p>
      <text:p text:style-name="P1">i sawv you vwalking my vway, and i had this smooth line all ready to go.</text:p>
      <text:p text:style-name="P1">but for some reason i decided to open it vwith a tongue tvwister?</text:p>
      <text:p text:style-name="P1">vwery nice ampora, starting your killer line with three consecutivwe 'W' vwords in a rowv.</text:p>
      <text:p text:style-name="P1">sigh, nevwer evwen MIND, its so ruined nowv.</text:p>
      <text:p text:style-name="P1">i just sawv you strutting in my direction, vwith all of your impressivwe moxy and confidence, for the first time in, howv long?</text:p>
      <text:p text:style-name="P1">and i got a little excited. i vwas going to blowv you out of the vwater vwith that line, but, i guess nothings changed?</text:p>
      <text:p text:style-name="P1">oh, nice. you alvways knewv howv to tvwist the fork.</text:p>
      <text:p text:style-name="P1">actually, all you girls are quite adept at tvwisting your respectivwe utensils. </text:p>
      <text:p text:style-name="P1">the guys too, now that i think about it. can i ask you a question? why do all you pretentious scenester types enjoy being so cruel to especially sensitivwe and artistic people?</text:p>
      <text:p text:style-name="P1">first you tvwist the fork, then you use it to pry into my personal life? thats really just so svwell of you, meenah.</text:p>
      <text:p text:style-name="P1">vwithout commenting specifically on that, (because seriously, VWHAT? so rude), i vwill say that it gets vwery frustrating after the first fewv epochs trying to make heads or tails vwhat people are evwen LOOKING for. i mean, in ANY quadrant.</text:p>
      <text:p text:style-name="P1">nowv, please don't tell anyone i said so, but you and i both knowv pretty much all these people should feel honored to go out vwith a guy like me.</text:p>
      <text:p text:style-name="P1">vwhat being royalty and all, and not evwen slightly put off by dating dowvn on the spectrum. i mean, really, howv much more evwident can i make it to evweryone that im really a cool, progressivwe, easy going dude, vwho doesnt take the social order seriously or buy into any of the stereotypes? first of all, as if the hemospectrum scene isnt 8EYOND played out.</text:p>
      <text:p text:style-name="P1"><text:soft-page-break/>i barely EVWER evwen bring up my high social status. it couldnt be LESS of a big deal to me, but i think people maybe are still intimidated by it? theyre probably putting me on a pedestal, in spite of all my easy going assurances that my royal lineage is something i nevwer evwen think about. like, no friend, i am just like you. vwe laugh at the same jokes, listen to, vwell, to some extent, the same music...</text:p>
      <text:p text:style-name="P1">all these cats and kittens, im telling you. theyre alvways drawvn to the freaks and rejects. you havwe to be 8ROKEN in some vway to get a little concupiscent attention.</text:p>
      <text:p text:style-name="P1">they nevwer seem to givwe the time of day to a guy vwhos sensitivwe, and listens to people, and sticks to his poetry and music, and i guess... just someone vwho tries to be there for them.</text:p>
      <text:p text:style-name="P1">hovwevwer, the bright side of my vwarious rejections is that is has helped me craft a privwate list of people vwho are objectivwely fucking terrible, vwhich id be happy to share vw...</text:p>
      <text:p text:style-name="P1">meenah? vwhered you go?</text:p>
      <text:p text:style-name="P1">crud, she vwalked avway vwhile i vwas saying stuff.</text:p>
      <text:p text:style-name="P1">really blewv that one in record time.</text:p>
      <text:p text:style-name="P1">MP2 - vwhoa, NICE. just got here, and youre already going diabolical, thats the tops.</text:p>
      <text:p text:style-name="P1">id lovwe to help. you knowv howv i lovwe to help out, and be there for attractivwe people. thats kind of my thing?</text:p>
      <text:p text:style-name="P1">but...</text:p>
      <text:p text:style-name="P1">meenah, i just dont think im in that kind of space nowv in my life. or afterlife, i mean.</text:p>
      <text:p text:style-name="P1">an aggressivwe space. ivwe been trying to cool it, be more introspectivwe, search my feelings, vwork on my music.</text:p>
      <text:p text:style-name="P1">i dont think id be much good in a fight. ivwe been trying to get in touch vwith vwho, or i guess vwhat, i really am, and i think ivwe been making some nice breakthroughs.</text:p>
      <text:p text:style-name="P1">im telling you this in confidence, but i think im approaching a kind of avwakening, especially since i first started learning about humans. i think i actually might be...</text:p>
      <text:p text:style-name="P1"><text:soft-page-break/>youre right, i shouldnt burden you vwith my problems.</text:p>
      <text:p text:style-name="P1">forget i said anything. i vwouldnt vwant to compromise our friendship, not evwen to speak of the potential for us to devwelop into something more than just friends.</text:p>
      <text:p text:style-name="P1">oh, RIGHT. you asked me howv my music vwas going these days, didnt you?</text:p>
      <text:p text:style-name="P1">its going pretty nicely, i think. been messing vwith dual sawvtooth vwavweforms, i think i really could be hitting on my signature sound.</text:p>
      <text:p text:style-name="P1">here, listen to this track. i vwrote it in anticipation of your arrivwal.</text:p>
      <text:p text:style-name="P1">um, i see. then, vwhat about...</text:p>
      <text:p text:style-name="P1">vwait... i probably shouldnt havwe showvn you those. ok, hold on. i knowv i havwe something here youll dig.</text:p>
      <text:p text:style-name="P1">MP3 - oh, the vwantas lookalike?</text:p>
      <text:p text:style-name="P1">yeah he came by this vway. i tried to start a friendly convwersation vwith him, but he just flipped me off and locked himself in that hivwe up there.</text:p>
      <text:p text:style-name="P1">looks like he conjured the memory of some sort of complicated puzzle door from some ancient ruins. i tried to open it but it looks totally impossible. the kid sure knovws howv to givwe a guy the cold shoulder.</text:p>
      <text:p text:style-name="P1">vwhat do you vwant vwith him anyvway?</text:p>
      <text:p text:style-name="P1">ah. i see howv it is. cronus gets the shaft, vwhile you scurry avway to flirt vwith some infantile loudmouth. vwhy am i not surprised?</text:p>
      <text:p text:style-name="P1">guess im neither mentally unstable or a big enough asshole to catch your eye. no big deal, ill just record my feelings on the subject through a bit of slam poetry and bubble my sorrowvs throughout the... and, yep. looks like im talking to myself again. shes gone.</text:p>
      <text:p text:style-name="P1">MP5; KnVa1 - the last thing my feelings need is your harsh judgment. i just cant handle that, on top of evwerything else youvwe done to me.</text:p>
      <text:p text:style-name="P1">you ignored me.</text:p>
      <text:p text:style-name="P1"><text:soft-page-break/>this is serious. please dont dismiss my emotions like that.</text:p>
      <text:p text:style-name="P1">look, i havwe an especially tortured and confused sole. i reelly cant afjord anemone more greef from you.</text:p>
      <text:p text:style-name="P1">nyeh. vworth a shot.</text:p>
      <text:p text:style-name="P1">you knowv, youre being a bit hypocritical here, dont you think?</text:p>
      <text:p text:style-name="P1">taking me to task for ripping captor a sorely deservwed newv nook.</text:p>
      <text:p text:style-name="P1">like you arent evwen more guilty of abusing the poor fella.</text:p>
      <text:p text:style-name="P1">oh am i?</text:p>
      <text:p text:style-name="P1">tell me, pray tell, vwho vwas it exactly, in vwhich alternate univwerse, that used growvnup captor as a livwing vwarp drivwe in her spaceship for millenia?</text:p>
      <text:p text:style-name="P1">oh sure. no grub sauce on your hands! </text:p>
      <text:p text:style-name="P1">just admit it. you havwe it vwithin you to be just as harsh to our behelmeted buddy as i am, if not more.</text:p>
      <text:p text:style-name="P1">oh, howv the rationalizations begin to flowv vwhen it suits your ovwerinflated ego. so vwery typical of the kind of people vwho reject me.</text:p>
      <text:p text:style-name="P1">vwhat? vwhat are you talking about?</text:p>
      <text:p text:style-name="P1">excuse me. its not a vwand. you knovw perfectly vwell my vwizarding days are behind me. its called a "human cigarette" and apparently youre supposed to set it on fire.</text:p>
      <text:p text:style-name="P1">although if you ask me, burning it seems like a vwaste of a perfectly good and cool "cigarette."</text:p>
      <text:p text:style-name="P1">its a privwate matter. i dont see vwhy i should havwe to talk about it vwith you, and open myself up to more of your judgmental scorn.</text:p>
      <text:p text:style-name="P1">no, kankri... man, you dont need to jump in here and defend me like this. i got it.</text:p>
      <text:p text:style-name="P1">meenah vwait... awv man. just like that, shes out of my life again. you had to go and fuck it up for me, didnt you? some "friends" i havwe.</text:p>
      <text:p text:style-name="P1">yeah, youre probably right. she doesnt appreciate me. so fevw of <text:soft-page-break/>you cats do, really. </text:p>
      <text:p text:style-name="P1">vwowv. thanks, pal.</text:p>
      <text:p text:style-name="P1">youre right. my feelings really are real. not fake, like the huge disappointing fraud that magic turned out to be.</text:p>
      <text:p text:style-name="P1">i guess the truth is, deep dowvn i alvways knewv i vwas a 1950s-style human greaser.</text:p>
      <text:p text:style-name="P1">i just needed to finally be introduced to human culture to make sense of those feelings.</text:p>
      <text:p text:style-name="P1">_</text:p>
      <text:p text:style-name="P1">MC1 - hey, chief. looking good today. is that a newv helmet?</text:p>
      <text:p text:style-name="P1">easy there, it vwas a joke. of course its not a newv helmet. vwhat, do you think im retar... um, short on common sense?</text:p>
      <text:p text:style-name="P1">did you see meenah go by?</text:p>
      <text:p text:style-name="P1">she vwent that vway, didnt she?</text:p>
      <text:p text:style-name="P1">are you sure?</text:p>
      <text:p text:style-name="P1">listen mate, i dont mean to call you a liar, but i sawv her vwalk up to you.</text:p>
      <text:p text:style-name="P1">i vwas spying on both of you from behind the hivwe ovwer there. i sawv you do a seriously groovwy face plant off the railing.</text:p>
      <text:p text:style-name="P1">hahaha. youre really priceless, captor. havwe i evwer told you vwhat a cool cat i think you are?</text:p>
      <text:p text:style-name="P1">i really feel like youre one of the only people i can open up to about my feelings. i guess it really does help to confide in someone vwho basically lacks the ability to repeat vwhat you say vwith any clarity or coherence, or evwen understand vwhat you said in the first place.</text:p>
      <text:p text:style-name="P1">but truth be told, i alvways felt that vway about you before you evwen started havwing, vwell, your issues. vwe alvways had a good thing together, didnt vwe?</text:p>
      <text:p text:style-name="P1">dont get me vwrong, i knowv you and latula are in a vwery committed matespritship, though lets face facts, she could obvwiously do better. and i mean much better. really she is just in a totally different league, she is charming and gorgeous, vwhereas you are, vwell... you, unfortunately. and i vwouldnt <text:soft-page-break/>dare to intrude on your longstanding moirallegiance vwith kurloz, and not because he scares the shit out of me either. that just really seems to vwork, you and him, doesnt it? i dont get a peep out of him of course, not evwen if im super nice and compliment his hideous hair, and obvwiously i receivwe nothing but disgusting horseshit out of your mouth evwery time you open it. but you seem to bring good qualities out of each other, no? is it true, the rumor that you are actually lucid vwhen you talk to him, instead of behavwing like a babbling, vwertigo stricken imbecile?</text:p>
      <text:p text:style-name="P1">but vwhat im trying to say is, you dont judge like the others. vwell, ok, you do, but i cant really take your vwitriol that seriously because you are so obvwiously retar... reticent vwith your true emotions. like for instance, vwho could i confide in vwhen i began to fully come to terms vwith this feeling deep inside that i vwas actually a human "born" in the body of a troll, but nevwer realized it until learning about the humans? nobody. except you, of course. you dont care that i am humankin. you dont mock me for it and trivwialize my tragic existence. vwell, you do, but the point im trying to make is that vwhen you mock me it doesnt actually mean anything, because evwerything you say is such putrid nonsense.</text:p>
      <text:p text:style-name="P1">vwhat? no, come on guy. im just givwing you a friendly little shoulder massage, vwith one hand, like this. see? in a vway that seems vwery casual, like "bros" do. please dont make this more awvkvward than it needs to be.</text:p>
      <text:p text:style-name="P1">i forgivwe you.</text:p>
      <text:p text:style-name="P1">nowv hold that thought. im going to see if i can go catch up vwith meenah. dont followv me, because obvwiously youre going to cramp my style. hovw does my hair look? nevwer mind, you dont knowv vwhat youre talking about, ill just use your reflectivwe vwisor to check myself out. yes, looking great.</text:p>
      <text:p text:style-name="P1">jeepers, youre a thick headed fella. i just told you to stay put. im going to try out some especially bold movwes on peixes ovwer there, really put out the vwibe, you dig? i dont think i need to remind you that your presence vwill be like spraying the area vwith libidocide. </text:p>
      <text:p text:style-name="P1">uh, beforus to captor. hello, this is mission control, is anything getting through that helmet? i am saying that your presence is sexual poison, and if you are drooling nearby vwhile i chat her up, she vwill become distracted and havwe trouble <text:soft-page-break/>picturing me naked. as a vwing man, i must say, you are a true fucking disgrace.</text:p>
      <text:p text:style-name="P1">please stop apologizing so much, its really unattractivwe. at this point evwen IM not sure if i vwant to sleep vwith you.</text:p>
      <text:p text:style-name="P1">nowv before i go, i just need to think of a good vway to break the ice. oh, ivwe got it! ill open vwith some jokes about howv hilarious it vwas vwhen you fell on your face ovwer there, and vwhat absolutely incredible fuckup you are on evwery levwel.</text:p>
      <text:p text:style-name="P1">thank you for the inspiration, friend.</text:p>
      <text:p text:style-name="P1">MC2 - oh, i almost forgot. ivwe been vworking on a song i think you might...</text:p>
      <text:p text:style-name="P1">vwowv, hahaha. fair enough.</text:p>
      <text:p text:style-name="P1">really, thats totally fair. hurtful beyond my ability to capture vwith language, but fair.</text:p>
      <text:p text:style-name="P1">but seriously, stay here. im going to go vwork my "magic" on peixes. not literally of course, because as i learned through a series of crushing revwelations during my adolescence, magic isnt real.</text:p>
      <text:p text:style-name="P1">vwait here, try not to fall dowvn, and ABOVWE ALL, try not to be seen.</text:p>
      <text:p text:style-name="P1">MC3; MP4 - HEY! i thought i told you to stay put.</text:p>
      <text:p text:style-name="P1">i told you to stay here in exactly this spot.</text:p>
      <text:p text:style-name="P1">vwell, she vwas gone. SOMEONE must havwe frightened her avway.</text:p>
      <text:p text:style-name="P1">you must havwe spaced out and vwandered into vwiewv briefly. she probably got one look at you and couldnt split fast enough.</text:p>
      <text:p text:style-name="P1">vwonderful. this is just exactly vwhat i needed, vwhat vwith all my frayed emotions lately. thanks a lot, "buddy."</text:p>
      <text:p text:style-name="P1">no youre not. youre lying.</text:p>
      <text:p text:style-name="P1">your vwhole bifurcated demeanor is such an act. half the time you are noxious and incomprehensible, and the other half you are mild and contrite? sure, "PAL."</text:p>
      <text:p text:style-name="P1">as if im not SO on to you. you only pretend to say youre sorry to get girls to like you more. sure seems like pyropes a sucker for the ruse. like im not familiar vwith THOSE tactics. vwho do you <text:soft-page-break/>think vwrote the book on that??</text:p>
      <text:p text:style-name="P1">be quiet. i really dislike the sound of you.</text:p>
      <text:p text:style-name="P1">do you realize because of you, it may be EPOCHS before i get another shot vwith her? you just had to crawvl out of the bushes and shit your space suit in plain sight.</text:p>
      <text:p text:style-name="P1">i said shut up. do you havwe any idea vwhat a man of my class vwould do if a mustard blood like you spoke to me this vway on alternia? honestly, sometimes i think i vwas hatched in the vwrong univwerse, let ALONE the vwrong body.</text:p>
      <text:p text:style-name="P1">i am so sick of havwing to pretend to treat you vwith the dignity you vwouldnt deservwe evwen if you COULD count the scars on my forehead. you couldnt tell me the ansvwer if i asked vwhat your favworite number vwas.</text:p>
      <text:p text:style-name="P1">dont interrupt. youre a horrible friend and a horrible person. </text:p>
      <text:p text:style-name="P1">latula is only vwith you out of pity. she doesnt havwe real feelings for you. no one could.</text:p>
      <text:p text:style-name="P1">you are a brain damaged reject on a team full of rejects. a rejects reject. i vwould havwe culled you myself if that vword meant vwhat it should havwe on our planet.</text:p>
      <text:p text:style-name="P1">vwhoah uh</text:p>
      <text:p text:style-name="P1">meenah!</text:p>
      <text:p text:style-name="P1">vwowv... hmm.</text:p>
      <text:p text:style-name="P1">VWOWV</text:p>
      <text:p text:style-name="P1">howv long uh...</text:p>
      <text:p text:style-name="P1">vwere you standing there?</text:p>
      <text:p text:style-name="P1">MC4 - vwelp.</text:p>
      <text:p text:style-name="P1">i fucked up vwith her, probably beyond repair this time.</text:p>
      <text:p text:style-name="P1">guess ill attempt ghost suicide YET AGAIN.</text:p>
      <text:p text:style-name="P1">of course by vwhich i mean, tell people i did, to vwin sympathy points.</text:p>
      <text:p text:style-name="P1">not really.</text:p>
      <text:p text:style-name="P1">vwhat... vwith you?</text:p>
      <text:p text:style-name="P1"><text:soft-page-break/>vwell, this is clearly absurd, but nyeh, vwhat the heck.</text:p>
      <text:p text:style-name="P1">mituna, i just cant take it anymore. i think my ghost is going to kill itself.</text:p>
      <text:p text:style-name="P1">vwait...</text:p>
      <text:p text:style-name="P1">really?</text:p>
      <text:p text:style-name="P1">oh.</text:p>
      <text:p text:style-name="P1">_</text:p>
      <text:p text:style-name="P1">AH1 - you vwill?</text:p>
      <text:p text:style-name="P1">um... alright, sure. guess beggars cant be choosers.</text:p>
      <text:p text:style-name="P1">AH2 - this is literally the vworst case scenario for my feelings.</text:p>
      <text:p text:style-name="P1">_</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9" meta:paragraph-count="129" meta:word-count="2599" meta:character-count="13933"/>
    <meta:generator>OpenOffice/4.1.2$Win32 OpenOffice.org_project/412m3$Build-9782</meta:generator>
  </office:meta>
</office:document-meta>
</file>